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\eta [mPa s]</text:p>
          </table:table-cell>
          <table:table-cell office:value-type="string" calcext:value-type="string">
            <text:p>\Delta\eta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formula="of:=([.B5])^4*3.141*[.D5]*4.66/([.C5]*128*20.5)" office:value-type="float" office:value="84455.6187488245" calcext:value-type="float">
            <text:p/>
          </table:table-cell>
          <table:table-cell table:formula="of:=[.F5]*10^[.F9]*10^3" office:value-type="float" office:value="0.844556187488246" calcext:value-type="float">
            <text:p/>
          </table:table-cell>
          <table:table-cell table:formula="of:=[.F13]*[.G5]" office:value-type="float" office:value="0.0915559269363875" calcext:value-type="float">
            <text:p/>
          </table:table-cell>
          <table:table-cell/>
          <table:table-cell table:formula="of:=[.G5]/([.H5]^2)" office:value-type="float" office:value="100.752451056636" calcext:value-type="float">
            <text:p/>
          </table:table-cell>
          <table:table-cell table:formula="of:=1/([.H5]^2)" office:value-type="float" office:value="119.296326933889" calcext:value-type="float">
            <text:p/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466" calcext:value-type="float">
            <text:p>466</text:p>
          </table:table-cell>
          <table:table-cell table:formula="of:=([.B6])^4*3.141*[.D6]*4.66/([.C6]*128*20.5)" office:value-type="float" office:value="95025.6358301088" calcext:value-type="float">
            <text:p/>
          </table:table-cell>
          <table:table-cell table:formula="of:=[.F6]*10^[.F10]*10^3" office:value-type="float" office:value="0.950256358301088" calcext:value-type="float">
            <text:p/>
          </table:table-cell>
          <table:table-cell table:formula="of:=[.F14]*[.G6]" office:value-type="float" office:value="0.0943026812791514" calcext:value-type="float">
            <text:p/>
          </table:table-cell>
          <table:table-cell/>
          <table:table-cell table:formula="of:=[.G6]/([.H6]^2)" office:value-type="float" office:value="106.854471849322" calcext:value-type="float">
            <text:p/>
          </table:table-cell>
          <table:table-cell table:formula="of:=1/([.H6]^2)" office:value-type="float" office:value="112.448047219974" calcext:value-type="float">
            <text:p/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float" office:value="180" calcext:value-type="float">
            <text:p>180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466" calcext:value-type="float">
            <text:p>466</text:p>
          </table:table-cell>
          <table:table-cell table:formula="of:=([.B7])^4*3.141*[.D7]*4.66/([.C7]*128*20.5)" office:value-type="float" office:value="154097.802727856" calcext:value-type="float">
            <text:p/>
          </table:table-cell>
          <table:table-cell table:formula="of:=[.F7]*10^[.F11]*10^3" office:value-type="float" office:value="1.54097802727856" calcext:value-type="float">
            <text:p/>
          </table:table-cell>
          <table:table-cell table:formula="of:=[.F15]*[.G7]" office:value-type="float" office:value="0.277482155805235" calcext:value-type="float">
            <text:p/>
          </table:table-cell>
          <table:table-cell/>
          <table:table-cell table:formula="of:=[.G7]/([.H7]^2)" office:value-type="float" office:value="20.01365118627" calcext:value-type="float">
            <text:p/>
          </table:table-cell>
          <table:table-cell table:formula="of:=1/([.H7]^2)" office:value-type="float" office:value="12.9876291757482" calcext:value-type="float">
            <text:p/>
          </table:table-cell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([.B8])^4*3.141*[.D8]*4.66/([.C8]*128*20.5)" office:value-type="float" office:value="0" calcext:value-type="float">
            <text:p/>
          </table:table-cell>
          <table:table-cell table:number-columns-repeated="3"/>
          <table:table-cell table:formula="of:=SUM([.J5:.J7])" office:value-type="float" office:value="227.620574092228" calcext:value-type="float">
            <text:p/>
          </table:table-cell>
          <table:table-cell table:formula="of:=SUM([.K5:.K7])" office:value-type="float" office:value="244.732003329611" calcext:value-type="float">
            <text:p/>
          </table:table-cell>
        </table:table-row>
        <table:table-row table:style-name="ro2">
          <table:table-cell/>
          <table:table-cell table:formula="of:=4*[.B8]" office:value-type="float" office:value="-2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9]+[.C9]+[.D9]+[.E9]" office:value-type="float" office:value="-8" calcext:value-type="float">
            <text:p/>
          </table:table-cell>
          <table:table-cell table:number-columns-repeated="5"/>
        </table:table-row>
        <table:table-row table:style-name="ro2">
          <table:table-cell table:number-columns-repeated="5"/>
          <table:table-cell table:formula="of:=[.F9]" office:value-type="float" office:value="-8" calcext:value-type="float">
            <text:p/>
          </table:table-cell>
          <table:table-cell table:number-columns-repeated="3"/>
          <table:table-cell table:formula="of:=[.J8]/[.K8]" office:value-type="float" office:value="0.930080949754915" calcext:value-type="float">
            <text:p/>
          </table:table-cell>
          <table:table-cell table:formula="of:=SQRT(1/[.K8])" office:value-type="float" office:value="0.0639226273951538" calcext:value-type="float">
            <text:p/>
          </table:table-cell>
        </table:table-row>
        <table:table-row table:style-name="ro1">
          <table:table-cell table:number-columns-repeated="5"/>
          <table:table-cell table:formula="of:=[.F10]" office:value-type="float" office:value="-8" calcext:value-type="float">
            <text:p/>
          </table:table-cell>
          <table:table-cell table:number-columns-repeated="5"/>
        </table:table-row>
        <table:table-row table:style-name="ro2">
          <table:table-cell table:number-columns-repeated="9"/>
          <table:table-cell office:value-type="string" calcext:value-type="string">
            <text:p>\bar\eta</text:p>
          </table:table-cell>
          <table:table-cell office:value-type="string" calcext:value-type="string">
            <text:p>\Delta\bar\eta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QRT((4*[.B13]/[.B5])^2+([.C13]/[.C5])^2+([.D13]/[.D5])^2+([.E13]/[.E5])^2)" office:value-type="float" office:value="0.108407147200803" calcext:value-type="float">
            <text:p/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QRT((4*[.B14]/[.B6])^2+([.C14]/[.C6])^2+([.D14]/[.D6])^2+([.E14]/[.E6])^2)" office:value-type="float" office:value="0.0992392005119019" calcext:value-type="float">
            <text:p/>
          </table:table-cell>
          <table:table-cell table:number-columns-repeated="3"/>
          <table:table-cell table:formula="of:=[.K10]/[.J10]" office:value-type="float" office:value="0.0687280256756124" calcext:value-type="float">
            <text:p/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SQRT((4*[.B15]/[.B7])^2+([.C15]/[.C7])^2+([.D15]/[.D7])^2+([.E15]/[.E7])^2)" office:value-type="float" office:value="0.180068859447192" calcext:value-type="float">
            <text:p/>
          </table:table-cell>
          <table:table-cell table:number-columns-repeated="5"/>
        </table:table-row>
        <table:table-row table:style-name="ro2" table:number-rows-repeated="1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.00.0000</text:date>, <text:time style:data-style-name="N2" text:time-value="01:47:17.03197361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15:24:57.635963807</meta:creation-date>
    <dc:date>2014-05-12T02:18:09.512662406</dc:date>
    <meta:editing-duration>PT1M49S</meta:editing-duration>
    <meta:editing-cycles>3</meta:editing-cycles>
    <meta:generator>LibreOffice/4.2.3.3$Linux_X86_64 LibreOffice_project/420m0$Build-3</meta:generator>
    <meta:document-statistic meta:table-count="1" meta:cell-count="67" meta:object-count="0"/>
  </office:meta>
</office:document-meta>
</file>